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indent="0.4916in"/>
    </style:style>
    <style:style style:name="P3" style:parent-style-name="Normalny" style:family="paragraph">
      <style:paragraph-properties fo:text-indent="0.4916in"/>
    </style:style>
    <style:style style:name="P4" style:parent-style-name="Normalny" style:family="paragraph">
      <style:paragraph-properties fo:text-indent="0.4916in"/>
    </style:style>
    <style:style style:name="P5" style:parent-style-name="Normalny" style:family="paragraph">
      <style:paragraph-properties fo:text-indent="0.4916in"/>
    </style:style>
    <style:style style:name="P6" style:parent-style-name="Normalny" style:family="paragraph">
      <style:paragraph-properties fo:text-indent="0.4916in"/>
    </style:style>
    <style:style style:name="P7" style:parent-style-name="Normalny" style:family="paragraph">
      <style:paragraph-properties fo:text-indent="0.4916in"/>
    </style:style>
    <style:style style:name="P8" style:parent-style-name="Normalny" style:family="paragraph">
      <style:paragraph-properties fo:text-indent="0.4916in"/>
    </style:style>
    <style:style style:name="P9" style:parent-style-name="Normalny" style:family="paragraph">
      <style:paragraph-properties fo:text-indent="0.4916in"/>
    </style:style>
    <style:style style:name="P10" style:parent-style-name="Normalny" style:family="paragraph">
      <style:paragraph-properties fo:text-indent="0.4916in"/>
    </style:style>
    <style:style style:name="P11" style:parent-style-name="Normalny" style:family="paragraph">
      <style:paragraph-properties fo:text-indent="0.4916in"/>
    </style:style>
    <style:style style:name="P12" style:parent-style-name="Normalny" style:family="paragraph">
      <style:paragraph-properties fo:text-indent="0.4916in"/>
    </style:style>
    <style:style style:name="P13" style:parent-style-name="Normalny" style:family="paragraph">
      <style:paragraph-properties fo:text-indent="0.4916in"/>
    </style:style>
    <style:style style:name="P14" style:parent-style-name="Normalny" style:family="paragraph">
      <style:paragraph-properties fo:text-indent="0.4916in"/>
    </style:style>
  </office:automatic-styles>
  <office:body>
    <office:text text:use-soft-page-breaks="true">
      <text:p text:style-name="P1">Testy:</text:p>
      <text:p text:style-name="P2">Test player model<text:s/>- Tomek</text:p>
      <text:p text:style-name="Normalny">Oczekiwany rezultat: Model postaci jest komplety</text:p>
      <text:p text:style-name="Normalny">Wykonanie: <text:s/>Ładuję postacie do programu graficznego i przeglądam z każdej strony</text:p>
      <text:p text:style-name="Normalny">Wynik: Postacie nie mają<text:s/>żadnych błędów graficznych i nadają<text:s/>się do<text:s/>dalszego etapu</text:p>
      <text:p text:style-name="Normalny"/>
      <text:p text:style-name="P3">Test map visual<text:s/>- Szymon</text:p>
      <text:p text:style-name="Normalny">Spodziewany wynik: Mapa jest kompletna</text:p>
      <text:p text:style-name="Normalny">Wykonanie: <text:s/>Ładuje mapę do programu graficznego i przeglądam ją pod różnymi kontami<text:s/></text:p>
      <text:p text:style-name="Normalny">Wynik: Mapa jest spójna i nie ma błędów graficznych</text:p>
      <text:p text:style-name="Normalny"/>
      <text:p text:style-name="P4">Test camera movement<text:s/>- Tomek</text:p>
      <text:p text:style-name="Normalny">Spodziewany wynik: Kamera się porusza</text:p>
      <text:p text:style-name="Normalny">Wykonanie: Uruchamiam najnowszą<text:s/>wersję</text:p>
      <text:p text:style-name="Normalny">Wynik: Kamera porusza<text:s/>się zgodnie z przyjemnymi standardami</text:p>
      <text:p text:style-name="Normalny"/>
      <text:p text:style-name="P5">Test player input<text:s/>- Szymon</text:p>
      <text:p text:style-name="Normalny">Spodziewany wynik: Gra<text:s/>poprawnie<text:s/>interpretuje przyciski</text:p>
      <text:p text:style-name="Normalny">Wykonanie: Naciskam określone przyciski</text:p>
      <text:p text:style-name="Normalny">Wynik: Określone przyciski są interpretowane<text:s/>poprawnie</text:p>
      <text:p text:style-name="Normalny"/>
      <text:p text:style-name="P6">Test player attack<text:s/>- Tomek</text:p>
      <text:p text:style-name="Normalny">Spodziewany wynik: Gracz atakuje<text:s/></text:p>
      <text:p text:style-name="Normalny">Wykonanie: Nadciśnienie przycisku ataku</text:p>
      <text:p text:style-name="Normalny">Wynik: <text:s/>Po naciśnięciu przycisku gracz atakuje, jeśli jest w trakcie ruchu to zatrzymuje się</text:p>
      <text:p text:style-name="Normalny"/>
      <text:p text:style-name="P7">Test player movement<text:s/>- Szymon</text:p>
      <text:p text:style-name="Normalny">Spodziewany wynik: Przeciwnik porusza<text:s/>się zgodnie z<text:s/>wciśniętymi<text:s/>przyciskami</text:p>
      <text:p text:style-name="Normalny">Wykonanie: Naciskam przyciski odpowiedzialne za poruszanie</text:p>
      <text:p text:style-name="Normalny">Wynik: Przeciwnik porusza<text:s/>się zgodnie z przyjętą konwencją</text:p>
      <text:p text:style-name="Normalny"/>
      <text:soft-page-break/>
      <text:p text:style-name="P8">Test enemy animations<text:s/>- Tomek</text:p>
      <text:p text:style-name="Normalny">Spodziewany wynik: Przeciwnik animuje się<text:s/>poprawnie</text:p>
      <text:p text:style-name="Normalny">Wykonanie: Uruchamiam model przeciwnik w programie graficznym warz ze skryptem animacji</text:p>
      <text:p text:style-name="Normalny">Wynik: Przeciwnik animuje się popranie</text:p>
      <text:p text:style-name="Normalny"/>
      <text:p text:style-name="P9">Test enemy behaviour<text:s/>- Szymon</text:p>
      <text:p text:style-name="Normalny">Spodziewany wynik: Przeciwnik dostaje obżerania i ginie</text:p>
      <text:p text:style-name="Normalny">Wykonanie: uderzam<text:s/>przecinka<text:s/>do momentu jego śmierci</text:p>
      <text:p text:style-name="Normalny">Wynik: Każdy cios zabiera zdrowie przeciwnika i gdy pasek się skończy przeciwnik gnie. Przeciwnik<text:s/>podąża<text:s/>za graczem<text:s/>i atakuje go</text:p>
      <text:p text:style-name="Normalny"/>
      <text:p text:style-name="P10">Test menus<text:s/>- Tomek</text:p>
      <text:p text:style-name="Normalny">Spodziewany wynik: Przycisk start uruchamia grę, przycisk autorzy uruchamia ekran z autorami, przycisk wyjście zamyka grę</text:p>
      <text:p text:style-name="Normalny">Wykonanie: Naciskam określone przyciski</text:p>
      <text:p text:style-name="Normalny">Wynik:<text:s/>Każdy<text:s/>przycisk wykonuje swoje funkcje</text:p>
      <text:p text:style-name="Normalny"/>
      <text:p text:style-name="P11">Test boss behaviour<text:s/>- Szymon</text:p>
      <text:p text:style-name="Normalny">Spodziewany wynik: Przeciwnik dostaje<text:s/>obrażenia<text:s/>i ginie</text:p>
      <text:p text:style-name="Normalny">Wykonanie: uderzmy<text:s/>przeciwnika<text:s/>do momentu jego śmierci</text:p>
      <text:p text:style-name="Normalny">Wynik: Każdy cios zabiera zdrowie przeciwnika i gdy pasek się skończy przeciwnik gnie.<text:s/>Boss porusza się w kierunku gracza i go atakuje</text:p>
      <text:p text:style-name="Normalny"/>
      <text:p text:style-name="P12">Test player UI<text:s/>- Tomek</text:p>
      <text:p text:style-name="Normalny">Spodziewany wynik: <text:s/>Pasek życia gracza się zmienia przy otrzymaniu obrażeń</text:p>
      <text:p text:style-name="Normalny">Wykonanie: Uruchamiam grę<text:s/>i otrzymuję obrażenia od przeciwnika</text:p>
      <text:p text:style-name="Normalny">Wynik:<text:s/>Pasek działa poprawnie</text:p>
      <text:p text:style-name="Normalny"/>
      <text:p text:style-name="P13">Test<text:s/>enemy/boss UI<text:s/>- Szymon</text:p>
      <text:p text:style-name="Normalny">Spodziewany wynik: pasek życia przeciwnika zmienia się wraz z otrzymywaniem obrażeń</text:p>
      <text:p text:style-name="Normalny">Wykonanie: Atakowanie przeciwnika aż do momentu śmierci</text:p>
      <text:p text:style-name="Normalny">Wynik: Pasek życia spada po otrzymani obrażeń od gracza</text:p>
      <text:soft-page-break/>
      <text:p text:style-name="P14">Test player heal<text:s/>- Tomek</text:p>
      <text:p text:style-name="Normalny">Spodziewany wynik: Przywrócenie życia graczowi</text:p>
      <text:p text:style-name="Normalny">Wykonanie: naciskam przycisk przywracania życia<text:s/></text:p>
      <text:p text:style-name="Normalny">Wynik:<text:s/>Animacja leczenia działa poprawnie i życie jest przywracane</text:p>
      <text:p text:style-name="Normalny"/>
      <text:p text:style-name="Normalny"><text:tab/>Test victory screen - Szymon</text:p>
      <text:p text:style-name="Normalny">Spodziewany wynik: Uruchomienie sceny zwycięstwa</text:p>
      <text:p text:style-name="Normalny">Wykonanie: Pokonuje bosa następnie przechodzę przez portal<text:s/></text:p>
      <text:p text:style-name="Normalny">Wynik: Po przejściu przez<text:s/>portal uruchamia się scena zwycięstw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asz Jąder</meta:initial-creator>
    <dc:creator>Cray</dc:creator>
    <meta:creation-date>2021-06-17T18:52:00Z</meta:creation-date>
    <dc:date>2021-06-17T20:51:00Z</dc:date>
    <meta:template xlink:href="Normal.dotm" xlink:type="simple"/>
    <meta:editing-cycles>2</meta:editing-cycles>
    <meta:editing-duration>PT7020S</meta:editing-duration>
    <meta:document-statistic meta:page-count="3" meta:paragraph-count="5" meta:word-count="429" meta:character-count="3000" meta:row-count="21" meta:non-whitespace-character-count="2576"/>
  </office:meta>
</office:document-meta>
</file>